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text-underline-style="none"/>
    </style:style>
    <style:style style:name="P2" style:family="paragraph" style:parent-style-name="Heading_20_3">
      <style:text-properties officeooo:paragraph-rsid="001cdbdc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officeooo:rsid="001cdbdc"/>
    </style:style>
    <style:style style:name="T2" style:family="text">
      <style:text-properties fo:font-weight="normal" officeooo:rsid="001cdbdc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e883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21-02-2026 <text:s/>I</text:span>nitial Understanding</text:h>
      <text:p text:style-name="Text_20_body">When I first read the problem statement, I understood that the system must:</text:p>
      <text:list text:style-name="L1">
        <text:list-item>
          <text:p text:style-name="P3">Accept multiple alternatives</text:p>
        </text:list-item>
        <text:list-item>
          <text:p text:style-name="P3">Accept multiple criteria</text:p>
        </text:list-item>
        <text:list-item>
          <text:p text:style-name="P3">Support weighted importance</text:p>
        </text:list-item>
        <text:list-item>
          <text:p text:style-name="P3">Generate a ranked recommendation</text:p>
        </text:list-item>
        <text:list-item>
          <text:p text:style-name="P3">Clearly explain the reasoning</text:p>
        </text:list-item>
      </text:list>
      <text:p text:style-name="Text_20_body"><text:span text:style-name="T3">The most important requirement was that the system should </text:span><text:span text:style-name="Strong_20_Emphasis"><text:span text:style-name="T4">not be a black-box AI solution</text:span></text:span><text:span text:style-name="T3">.</text:span> It must be explainable and transparent.<text:span text:style-name="T1">So t</text:span>h<text:span text:style-name="T1">is</text:span> problem belongs to <text:span text:style-name="Strong_20_Emphasis"><text:span text:style-name="T3">Multi-Criteria Decision Making (MCDM)</text:span></text:span><text:span text:style-name="Strong_20_Emphasis"> </text:span><text:span text:style-name="Strong_20_Emphasis"><text:span text:style-name="T1">a</text:span></text:span><text:span text:style-name="Strong_20_Emphasis"><text:span text:style-name="T2">s per my deep research</text:span></text:span>.</text:p>
      <text:h text:style-name="Heading_20_2" text:outline-level="2">Research Phase</text:h>
      <text:p text:style-name="Text_20_body">Before coding, I studied three approaches:</text:p>
      <text:list text:style-name="L2">
        <text:list-item>
          <text:p text:style-name="P4"><text:span text:style-name="Strong_20_Emphasis">Weighted Sum Model (WSM)</text:span></text:p>
        </text:list-item>
        <text:list-item>
          <text:p text:style-name="P4"><text:span text:style-name="Strong_20_Emphasis">TOPSIS</text:span></text:p>
        </text:list-item>
        <text:list-item>
          <text:p text:style-name="P4"><text:span text:style-name="Strong_20_Emphasis">AHP</text:span></text:p>
        </text:list-item>
      </text:list>
      <text:h text:style-name="Heading_20_3" text:outline-level="3"><text:span text:style-name="T1">22-02-2026 <text:s/></text:span>Weighted Sum Model</text:h>
      <text:p text:style-name="Text_20_body"><text:span text:style-name="T1">It is like a normal weight bias algorithm in ML.</text:span><text:line-break/><text:span text:style-name="T5">Score = sum of (weight × value)</text:span></text:p>
      <text:p text:style-name="Text_20_body">It is easy to implement , but <text:span text:style-name="T1">does not ,</text:span></text:p>
      <text:list text:style-name="L3">
        <text:list-item>
          <text:p text:style-name="P5">Requires manually assigned weights</text:p>
        </text:list-item>
        <text:list-item>
          <text:p text:style-name="P5">No consistency validation</text:p>
        </text:list-item>
        <text:list-item>
          <text:p text:style-name="P5">Too simplistic for complex decisions</text:p>
        </text:list-item>
      </text:list>
      <text:p text:style-name="Text_20_body">So <text:span text:style-name="T1">for basic initializatI started coded with this.</text:span></text:p>
      <text:h text:style-name="P2" text:outline-level="3"><text:span text:style-name="T1">23-02-2026 <text:s text:c="2"/></text:span>TOPSIS</text:h>
      <text:p text:style-name="Text_20_body">TOPSIS ranks alternatives based on distance from:</text:p>
      <text:list text:style-name="L4">
        <text:list-item>
          <text:p text:style-name="P6">Ideal best solution</text:p>
        </text:list-item>
        <text:list-item>
          <text:p text:style-name="P6">Ideal worst solution</text:p>
        </text:list-item>
      </text:list>
      <text:p text:style-name="Text_20_body">It is mathematically strong and widely used. <text:span text:style-name="T1">But,</text:span></text:p>
      <text:p text:style-name="Text_20_body"/>
      <text:list text:style-name="L5">
        <text:list-item>
          <text:p text:style-name="P7">Weights must still be predefined</text:p>
        </text:list-item>
        <text:list-item>
          <text:p text:style-name="P7">No validation of judgment consistency</text:p>
        </text:list-item>
        <text:list-item>
          <text:p text:style-name="P7"><text:soft-page-break/>Less focused on modeling human reasoning</text:p>
        </text:list-item>
      </text:list>
      <text:p text:style-name="P11">Since the assignment emphasizes transparency and reasoning, I wanted something more structured.</text:p>
      <text:h text:style-name="P1" text:outline-level="2"><text:span text:style-name="T1">24-02-2026 <text:s/></text:span>Final Choice – AHP</text:h>
      <text:p text:style-name="Text_20_body">I selected <text:span text:style-name="Strong_20_Emphasis"><text:span text:style-name="T3">AHP (Analytic Hierarchy Process)</text:span></text:span> because,</text:p>
      <text:list text:style-name="L6">
        <text:list-item>
          <text:p text:style-name="P8">It derives weights using pairwise comparisons</text:p>
        </text:list-item>
        <text:list-item>
          <text:p text:style-name="P8">It models human reasoning</text:p>
        </text:list-item>
        <text:list-item>
          <text:p text:style-name="P8">It includes a built-in Consistency Ratio<text:span text:style-name="T1">(I will research about this more in future for explainability)</text:span></text:p>
        </text:list-item>
        <text:list-item>
          <text:p text:style-name="P8">It makes the reasoning process visible</text:p>
        </text:list-item>
      </text:list>
      <text:p text:style-name="P11">Unlike TOPSIS, AHP does not assume weights are known, it calculates them logically.<text:line-break/><text:line-break/><text:span text:style-name="T1">Also, I choose it because I want to do different unlike other people, I thought of Hybrid like Algorithm in future to implement in it.</text:span></text:p>
      <text:p text:style-name="Text_20_body"/>
      <text:h text:style-name="Heading_20_2" text:outline-level="2">Implementation Evolution</text:h>
      <text:h text:style-name="Heading_20_3" text:outline-level="3">Version 1 – Simple AHP</text:h>
      <text:list text:style-name="L7">
        <text:list-item>
          <text:p text:style-name="P9">CLI input</text:p>
        </text:list-item>
        <text:list-item>
          <text:p text:style-name="P9">Pairwise matrix</text:p>
        </text:list-item>
        <text:list-item>
          <text:p text:style-name="P9">Weight calculation</text:p>
        </text:list-item>
        <text:list-item>
          <text:p text:style-name="P9">Basic ranking</text:p>
        </text:list-item>
      </text:list>
      <text:p text:style-name="Text_20_body"><text:span text:style-name="T1">Implemented t</text:span>he core logic.<text:line-break/><text:line-break/><text:span text:style-name="T6">Also studied Git to be implemented in terminal, all its procedure like git init, add, pull, push ,commit etc</text:span></text:p>
      <text:h text:style-name="Heading_20_3" text:outline-level="3"><text:span text:style-name="T1">25-02-2026 <text:s/></text:span>Improved Version</text:h>
      <text:list text:style-name="L8">
        <text:list-item>
          <text:p text:style-name="P10">Saaty scale guidance</text:p>
        </text:list-item>
        <text:list-item>
          <text:p text:style-name="P10">Input validation</text:p>
        </text:list-item>
        <text:list-item>
          <text:p text:style-name="P10">Consistency Ratio calculation</text:p>
        </text:list-item>
        <text:list-item>
          <text:p text:style-name="P10">Weight breakdown display</text:p>
        </text:list-item>
        <text:list-item>
          <text:p text:style-name="P10">Clear explanation of results</text:p>
        </text:list-item>
      </text:list>
      <text:p text:style-name="Text_20_body"><text:line-break/><text:line-break/>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21:21:51.180359830</meta:creation-date>
    <dc:date>2026-02-25T21:37:04.936807540</dc:date>
    <meta:editing-duration>PT3M</meta:editing-duration>
    <meta:editing-cycles>1</meta:editing-cycles>
    <meta:document-statistic meta:table-count="0" meta:image-count="0" meta:object-count="0" meta:page-count="3" meta:paragraph-count="50" meta:word-count="347" meta:character-count="2138" meta:non-whitespace-character-count="1857"/>
    <meta:generator>LibreOffice/24.2.7.2$Linux_X86_64 LibreOffice_project/420$Build-2</meta:generator>
  </office:meta>
</office:document-meta>
</file>